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26cm" fo:min-width="19.82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4.83cm" fo:min-width="4.58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4.83cm" fo:min-width="4.45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4.957cm" fo:min-width="4.453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4.83cm" fo:min-width="4.453cm"/>
      <style:paragraph-properties style:writing-mode="lr-tb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1.02cm" fo:min-width="4.453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3.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0.7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2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83cm" fo:min-width="0.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6.5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08cm" svg:x="1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5.08cm" svg:x="8.62cm" svg:y="12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53cm" svg:height="5.207cm" svg:x="16.367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953cm" svg:height="5.08cm" svg:x="4.937cm" svg:y="2.2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5.08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5.08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4.93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12.4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4.937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12.43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4.937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12.43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27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143cm" svg:x="1cm" svg:y="17.637cm">
          <text:p text:style-name="P1">3f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143cm" svg:x="17.51cm" svg:y="17.637cm">
          <text:p text:style-name="P1">3f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143cm" svg:x="16.24cm" svg:y="17.637cm">
          <text:p text:style-name="P1">1fr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.27cm" svg:height="1.143cm" svg:x="4.81cm" svg:y="17.637cm">
          <text:p text:style-name="P1">1fr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2.54cm" svg:height="1.143cm" svg:x="6.08cm" svg:y="17.637cm">
          <text:p text:style-name="P1">2fr</text:p>
          <draw:enhanced-geometry svg:viewBox="0 0 21600 21600" draw:mirror-horizontal="false" draw:type="rectangle" draw:enhanced-path="M 0 0 L 21600 0 21600 21600 0 21600 0 0 Z N"/>
        </draw:custom-shape>
        <draw:custom-shape draw:style-name="gr8" draw:text-style-name="P1" draw:layer="layout" svg:width="1.27cm" svg:height="1.143cm" svg:x="8.62cm" svg:y="17.637cm">
          <text:p text:style-name="P1">1fr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2.54cm" svg:height="1.143cm" svg:x="9.89cm" svg:y="17.637cm">
          <text:p text:style-name="P1">2fr</text:p>
          <draw:enhanced-geometry svg:viewBox="0 0 21600 21600" draw:mirror-horizontal="false" draw:type="rectangle" draw:enhanced-path="M 0 0 L 21600 0 21600 21600 0 21600 0 0 Z N"/>
        </draw:custom-shape>
        <draw:custom-shape draw:style-name="gr8" draw:text-style-name="P1" draw:layer="layout" svg:width="1.27cm" svg:height="1.143cm" svg:x="12.43cm" svg:y="17.637cm">
          <text:p text:style-name="P1">1fr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2.54cm" svg:height="1.143cm" svg:x="13.7cm" svg:y="17.637cm">
          <text:p text:style-name="P1">2fr</text:p>
          <draw:enhanced-geometry svg:viewBox="0 0 21600 21600" draw:mirror-horizontal="false" draw:type="rectangle" draw:enhanced-path="M 0 0 L 21600 0 21600 21600 0 21600 0 0 Z N"/>
        </draw:custom-shape>
        <draw:custom-shape draw:style-name="gr10" draw:text-style-name="P1" draw:layer="layout" svg:width="1.27cm" svg:height="1.27cm" svg:x="21.447cm" svg:y="1cm">
          <text:p text:style-name="P1">1fr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27cm" svg:height="5.08cm" svg:x="21.447cm" svg:y="2.27cm">
          <text:p text:style-name="P1">4fr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1.27cm" svg:height="1.27cm" svg:x="21.447cm" svg:y="7.35cm">
          <text:p text:style-name="P1">1fr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1.27cm" svg:height="1.27cm" svg:x="21.447cm" svg:y="8.62cm">
          <text:p text:style-name="P1">1fr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1.27cm" svg:height="1.27cm" svg:x="21.447cm" svg:y="9.89cm">
          <text:p text:style-name="P1">1fr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1.27cm" svg:height="1.27cm" svg:x="21.447cm" svg:y="11.16cm">
          <text:p text:style-name="P1">1fr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1.27cm" svg:height="5.08cm" svg:x="21.447cm" svg:y="12.43cm">
          <text:p text:style-name="P1">4fr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8:41:41.564823159</meta:creation-date>
    <dc:date>2021-06-26T19:24:27.454316699</dc:date>
    <meta:editing-duration>PT52M15S</meta:editing-duration>
    <meta:editing-cycles>1</meta:editing-cycles>
    <meta:document-statistic meta:object-count="31"/>
    <meta:generator>LibreOffice/6.4.7.2$Linux_X86_64 LibreOffice_project/40$Build-2</meta:generator>
  </office:meta>
</office:document-meta>
</file>